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22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7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3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Penalty_FIFO1</text:p>
          </table:table-cell>
          <table:table-cell office:value-type="string" calcext:value-type="string">
            <text:p>Penalty_FIFO2</text:p>
          </table:table-cell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iccola 2 history cont.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Piccola 3 n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270" calcext:value-type="float">
            <text:p>2270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<text:s/>erro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655" calcext:value-type="float">
            <text:p>655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4:14:38.01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3-13T15:04:05.994000000</dc:date>
    <meta:editing-duration>PT10M20S</meta:editing-duration>
    <meta:editing-cycles>3</meta:editing-cycles>
    <meta:generator>LibreOffice/5.0.3.2$Windows_x86 LibreOffice_project/e5f16313668ac592c1bfb310f4390624e3dbfb75</meta:generator>
    <meta:document-statistic meta:table-count="1" meta:cell-count="124" meta:object-count="0"/>
  </office:meta>
</office:document-meta>
</file>